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87" calcext:value-type="float">
            <text:p>87</text:p>
          </table:table-cell>
          <table:table-cell table:formula="of:=[.C14]" office:value-type="float" office:value="34.8" calcext:value-type="float">
            <text:p>34.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]/[.A1]*[.A2]" office:value-type="float" office:value="44.8" calcext:value-type="float">
            <text:p>44.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2]/[.A2]*[.A3]" office:value-type="float" office:value="53.6" calcext:value-type="float">
            <text:p>53.6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rge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6]/[.B14]*[.A1]" office:value-type="float" office:value="34.8" calcext:value-type="float">
            <text:p>34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 style:data-style-name="N2" text:time-value="10:17:16.3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9T13:08:48.539000000</meta:creation-date>
    <dc:date>2024-08-16T10:18:08.686000000</dc:date>
    <meta:editing-duration>PT7M17S</meta:editing-duration>
    <meta:editing-cycles>2</meta:editing-cycles>
    <meta:generator>LibreOffice/24.2.0.3$Windows_X86_64 LibreOffice_project/da48488a73ddd66ea24cf16bbc4f7b9c08e9bea1</meta:generator>
    <meta:document-statistic meta:table-count="1" meta:cell-count="10" meta:object-count="0"/>
  </office:meta>
</office:document-meta>
</file>